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4C0000009F544D146F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48cm" svg:height="3.758cm" svg:x="0.506cm" svg:y="0.252cm">
          <draw:image xlink:href="Pictures/200000020000014C0000009F544D146F.eps" xlink:type="simple" xlink:show="embed" xlink:actuate="onLoad">
            <text:p/>
          </draw:image>
        </draw:frame>
        <draw:frame draw:style-name="gr2" draw:text-style-name="P2" draw:layer="layout" svg:width="0.858cm" svg:height="0.696cm" svg:x="2.159cm" svg:y="0.193cm">
          <draw:text-box>
            <text:p><text:span text:style-name="T1">مجاز</text:span></text:p>
          </draw:text-box>
        </draw:frame>
        <draw:frame draw:style-name="gr2" draw:text-style-name="P2" draw:layer="layout" svg:width="0.858cm" svg:height="0.696cm" svg:x="6.381cm" svg:y="1.082cm">
          <draw:text-box>
            <text:p><text:span text:style-name="T1">مجاز</text:span></text:p>
          </draw:text-box>
        </draw:frame>
        <draw:frame draw:style-name="gr2" draw:text-style-name="P2" draw:layer="layout" svg:width="0.891cm" svg:height="0.696cm" svg:x="0.762cm" svg:y="0.32cm">
          <draw:text-box>
            <text:p><text:span text:style-name="T1">الف</text:span></text:p>
          </draw:text-box>
        </draw:frame>
        <draw:frame draw:style-name="gr2" draw:text-style-name="P2" draw:layer="layout" svg:width="0.646cm" svg:height="0.696cm" svg:x="7.112cm" svg:y="0.193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2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9T11:33:12</dc:date>
    <dc:creator>kkk </dc:creator>
    <meta:generator>LibreOffice/3.3$Linux LibreOffice_project/330m19$Build-401</meta:generator>
    <meta:editing-duration>PT8H54M52S</meta:editing-duration>
    <meta:editing-cycles>43</meta:editing-cycles>
    <meta:document-statistic meta:object-count="5"/>
  </office:meta>
</office:document-meta>
</file>